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2">
      <style:paragraph-properties fo:text-align="start" style:justify-single-word="false"/>
      <style:text-properties officeooo:paragraph-rsid="0009545e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9545e" officeooo:paragraph-rsid="0009545e"/>
    </style:style>
    <style:style style:name="P5" style:family="paragraph" style:parent-style-name="Text_20_body">
      <style:paragraph-properties fo:text-align="start" style:justify-single-word="false"/>
      <style:text-properties officeooo:rsid="0009545e" officeooo:paragraph-rsid="0009545e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a553f" officeooo:paragraph-rsid="000a553f"/>
    </style:style>
    <style:style style:name="P7" style:family="paragraph" style:parent-style-name="Text_20_body">
      <style:paragraph-properties fo:text-align="start" style:justify-single-word="false"/>
      <style:text-properties officeooo:rsid="000a553f" officeooo:paragraph-rsid="000a553f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0b80a4" officeooo:paragraph-rsid="000b80a4"/>
    </style:style>
    <style:style style:name="P9" style:family="paragraph" style:parent-style-name="Text_20_body">
      <style:paragraph-properties fo:text-align="start" style:justify-single-word="false"/>
      <style:text-properties officeooo:rsid="000b80a4" officeooo:paragraph-rsid="000b80a4"/>
    </style:style>
    <style:style style:name="P10" style:family="paragraph" style:parent-style-name="Text_20_body">
      <style:paragraph-properties fo:text-align="start" style:justify-single-word="false"/>
      <style:text-properties officeooo:rsid="000d1a79" officeooo:paragraph-rsid="000d1a79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0a553f" officeooo:paragraph-rsid="000a553f" fo:background-color="#ffff00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09545e" officeooo:paragraph-rsid="0009545e" fo:background-color="#ffff00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b80a4" officeooo:paragraph-rsid="000b80a4" fo:background-color="#ffff00"/>
    </style:style>
    <style:style style:name="P14" style:family="paragraph" style:parent-style-name="Text_20_body" style:list-style-name="L2">
      <style:paragraph-properties fo:text-align="start" style:justify-single-word="false" fo:break-before="page"/>
      <style:text-properties officeooo:rsid="000a553f" officeooo:paragraph-rsid="000a553f"/>
    </style:style>
    <style:style style:name="T1" style:family="text">
      <style:text-properties officeooo:rsid="000954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8f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 EIE</text:h>
      <text:p text:style-name="P2"/>
      <text:list xml:id="list3891055094" text:style-name="L2">
        <text:list-item>
          <text:p text:style-name="P3"><text:span text:style-name="T1">Una empresa de capital de riesgo es:</text:span></text:p>
          <text:list>
            <text:list-item>
              <text:p text:style-name="P4">Una empresa que se socia contigo si tu negocio tiene futuro, y cuando triunfa, la empresa vende su participación a un tercero que entra como socio.</text:p>
            </text:list-item>
            <text:list-item>
              <text:p text:style-name="P4">Su función es avalar a las pymes</text:p>
            </text:list-item>
            <text:list-item>
              <text:p text:style-name="P4">Una empresa de capital de reisgo es una empresa que se asocia contigo si tu negocio tiene futuro con el objetivo de vender después de pocos años y recuperar su capital más intereses.</text:p>
            </text:list-item>
          </text:list>
        </text:list-item>
      </text:list>
      <text:p text:style-name="P5"/>
      <text:list xml:id="list125723779001222" text:continue-numbering="true" text:style-name="L2">
        <text:list-item>
          <text:p text:style-name="P4">No es un bien de inversióbn aunque su duración sea superior a un año:</text:p>
          <text:list>
            <text:list-item>
              <text:p text:style-name="P4">Las instalaciones y mejoras en el local</text:p>
            </text:list-item>
            <text:list-item>
              <text:p text:style-name="P4">El mobiliario</text:p>
            </text:list-item>
            <text:list-item>
              <text:p text:style-name="P4">El material de oficina</text:p>
            </text:list-item>
            <text:list-item>
              <text:p text:style-name="P4">Los programas informáticos</text:p>
            </text:list-item>
          </text:list>
        </text:list-item>
      </text:list>
      <text:p text:style-name="P5"/>
      <text:list xml:id="list125724690107020" text:continue-numbering="true" text:style-name="L2">
        <text:list-item>
          <text:p text:style-name="P4">Se entiende por línea de descuento:</text:p>
          <text:list>
            <text:list-item>
              <text:p text:style-name="P4">El pago por adelantado de una letra de cambio</text:p>
            </text:list-item>
            <text:list-item>
              <text:p text:style-name="P4">La firma de una letra de cambio</text:p>
            </text:list-item>
            <text:list-item>
              <text:p text:style-name="P4">El importe máximo de letras que se pueden descontar en una entidad crediticia</text:p>
            </text:list-item>
          </text:list>
        </text:list-item>
      </text:list>
      <text:p text:style-name="P5"/>
      <text:list xml:id="list125724462083356" text:continue-numbering="true" text:style-name="L2">
        <text:list-item>
          <text:p text:style-name="P4">Señala la alternativa más conveniente ante un déficit temporal de tesorería:</text:p>
          <text:list>
            <text:list-item>
              <text:p text:style-name="P4">Pedir un préstamo</text:p>
            </text:list-item>
            <text:list-item>
              <text:p text:style-name="P4">Recorrer al confirming</text:p>
            </text:list-item>
            <text:list-item>
              <text:p text:style-name="P4">Solicitar un crédito</text:p>
            </text:list-item>
          </text:list>
        </text:list-item>
      </text:list>
      <text:p text:style-name="P5"/>
      <text:list xml:id="list125723496044347" text:continue-numbering="true" text:style-name="L2">
        <text:list-item>
          <text:p text:style-name="P4">Vamos a alquilar un vehículo y queremos que incluya el mantenimiento del mismo. A que tipo de arrendamiento financiero acudiríamos:</text:p>
          <text:list>
            <text:list-item>
              <text:p text:style-name="P4">Leasing</text:p>
            </text:list-item>
            <text:list-item>
              <text:p text:style-name="P4">Renting</text:p>
            </text:list-item>
            <text:list-item>
              <text:p text:style-name="P4">Confirming</text:p>
            </text:list-item>
          </text:list>
        </text:list-item>
      </text:list>
      <text:p text:style-name="P5"/>
      <text:p text:style-name="P5"/>
      <text:list xml:id="list125723600779716" text:continue-numbering="true" text:style-name="L2">
        <text:list-item>
          <text:p text:style-name="P4"><text:soft-page-break/>Indica respecto a un préstamo lo que no es cierto:</text:p>
          <text:list>
            <text:list-item>
              <text:p text:style-name="P4">Lo importante no es saber el tipo de interés, sino el TAE</text:p>
            </text:list-item>
            <text:list-item>
              <text:p text:style-name="P12">Un préstamo suele llevar una comisión de apertura y estudio del 10%</text:p>
            </text:list-item>
            <text:list-item>
              <text:p text:style-name="P4">Si cancelamos anticipadamente un préstamos, el banco establece una comisión por cancelación anticipada para compensar la pérdida de intereses, sin embargo, suele seguir siendo beneficioso para el cliente</text:p>
            </text:list-item>
          </text:list>
        </text:list-item>
      </text:list>
      <text:p text:style-name="P5"/>
      <text:list xml:id="list125724205802355" text:continue-numbering="true" text:style-name="L2">
        <text:list-item>
          <text:p text:style-name="P6">Uno de los siguientes datos no es necesario que figure en una factura completa:</text:p>
          <text:list>
            <text:list-item>
              <text:p text:style-name="P6">Los datos personales del vendedor</text:p>
            </text:list-item>
            <text:list-item>
              <text:p text:style-name="P6">Descripción de la mercancía</text:p>
            </text:list-item>
            <text:list-item>
              <text:p text:style-name="P6">Precio sin IVA de la mercancía</text:p>
            </text:list-item>
            <text:list-item>
              <text:p text:style-name="P11">Todos los anteriores deben figurar</text:p>
            </text:list-item>
          </text:list>
        </text:list-item>
      </text:list>
      <text:p text:style-name="P7"/>
      <text:list xml:id="list125724982172626" text:continue-numbering="true" text:style-name="L2">
        <text:list-item>
          <text:p text:style-name="P6">Las facturas pueden ser:</text:p>
          <text:list>
            <text:list-item>
              <text:p text:style-name="P6">Completas y simplificadas según los requisitos</text:p>
            </text:list-item>
            <text:list-item>
              <text:p text:style-name="P6">Cerradas y completas según su valor legal</text:p>
            </text:list-item>
            <text:list-item>
              <text:p text:style-name="P6">Ordinaria, rectificativa y recapitulativa según su contenido</text:p>
            </text:list-item>
            <text:list-item>
              <text:p text:style-name="P6">Ninguna de las enteriores es correcta</text:p>
            </text:list-item>
          </text:list>
        </text:list-item>
      </text:list>
      <text:p text:style-name="P7"/>
      <text:list xml:id="list125724396498835" text:continue-numbering="true" text:style-name="L2">
        <text:list-item>
          <text:p text:style-name="P6">¿Qué documentos están relacionados con el pago y con el cobro? Respectivamente:</text:p>
          <text:list>
            <text:list-item>
              <text:p text:style-name="P6">La factura y el cheque</text:p>
            </text:list-item>
            <text:list-item>
              <text:p text:style-name="P6">El pedido y la letra de cambio</text:p>
            </text:list-item>
            <text:list-item>
              <text:p text:style-name="P11">El recibo y el pagaré</text:p>
            </text:list-item>
            <text:list-item>
              <text:p text:style-name="P6">Ninguno de los anteriores</text:p>
            </text:list-item>
          </text:list>
        </text:list-item>
      </text:list>
      <text:p text:style-name="P7"/>
      <text:list xml:id="list125724504719424" text:continue-numbering="true" text:style-name="L2">
        <text:list-item>
          <text:p text:style-name="P6">El recibo en un documento acredita:</text:p>
          <text:list>
            <text:list-item>
              <text:p text:style-name="P6">La entrega de la mercancía al cliente en el plazo establecido</text:p>
            </text:list-item>
            <text:list-item>
              <text:p text:style-name="P11">La entrega de dinero para saldar total o parcialmente una compra</text:p>
            </text:list-item>
            <text:list-item>
              <text:p text:style-name="P6">Que el pedido ha sido recibido por la empresa vendedora</text:p>
            </text:list-item>
            <text:list-item>
              <text:p text:style-name="P6">Ninguna de las anteriores</text:p>
            </text:list-item>
          </text:list>
        </text:list-item>
      </text:list>
      <text:p text:style-name="P7"/>
      <text:p text:style-name="P7"/>
      <text:list xml:id="list125723820122002" text:continue-numbering="true" text:style-name="L2">
        <text:list-item>
          <text:p text:style-name="P6"><text:soft-page-break/>El pedido lo elabora:</text:p>
          <text:list>
            <text:list-item>
              <text:p text:style-name="P11">La empresa compradora</text:p>
            </text:list-item>
            <text:list-item>
              <text:p text:style-name="P6">La empresa vendedora</text:p>
            </text:list-item>
            <text:list-item>
              <text:p text:style-name="P6">De forma alternativa vendedor y compradora</text:p>
            </text:list-item>
            <text:list-item>
              <text:p text:style-name="P6">Depende del medio de pago</text:p>
            </text:list-item>
          </text:list>
        </text:list-item>
      </text:list>
      <text:p text:style-name="P7"/>
      <text:list xml:id="list125724975341067" text:continue-numbering="true" text:style-name="L2">
        <text:list-item>
          <text:p text:style-name="P6">¿Puede la factura sustituir al recibo?</text:p>
          <text:list>
            <text:list-item>
              <text:p text:style-name="P6">Son lo mismo llamándolos de forma diferente</text:p>
            </text:list-item>
            <text:list-item>
              <text:p text:style-name="P6">No, cada documento tiene su función</text:p>
            </text:list-item>
            <text:list-item>
              <text:p text:style-name="P11">Sí, si figura la palabra “pagada” en la misma</text:p>
            </text:list-item>
            <text:list-item>
              <text:p text:style-name="P6">Sí, si figura la palabra “recibo” en ella</text:p>
            </text:list-item>
          </text:list>
        </text:list-item>
      </text:list>
      <text:p text:style-name="P7"/>
      <text:list xml:id="list125725304043802" text:continue-numbering="true" text:style-name="L2">
        <text:list-item>
          <text:p text:style-name="P6">La factura es un documento que acredita:</text:p>
          <text:list>
            <text:list-item>
              <text:p text:style-name="P6">La entrega de la mercancía al cliente en el plazo establecido</text:p>
            </text:list-item>
            <text:list-item>
              <text:p text:style-name="P6">La entrega de dinero para saldar total o parcialmente una compra</text:p>
            </text:list-item>
            <text:list-item>
              <text:p text:style-name="P6">Que el pedido ha sido recibido por la empresa vendedora</text:p>
            </text:list-item>
            <text:list-item>
              <text:p text:style-name="P11">Ninguna de las anteriores</text:p>
            </text:list-item>
          </text:list>
        </text:list-item>
      </text:list>
      <text:p text:style-name="P7"/>
      <text:list xml:id="list125723624293320" text:continue-numbering="true" text:style-name="L2">
        <text:list-item>
          <text:p text:style-name="P6">Las <text:span text:style-name="T2">empresas individuales</text:span> están sometidas a los siguientes impuestos:</text:p>
          <text:list>
            <text:list-item>
              <text:p text:style-name="P6">Impuesto de Sociedades, IVA e IAE (impuesto de actividades económicas)</text:p>
            </text:list-item>
            <text:list-item>
              <text:p text:style-name="P11">IRPF, IVA y el IAE</text:p>
            </text:list-item>
            <text:list-item>
              <text:p text:style-name="P6">IRPF, IS e IAE</text:p>
            </text:list-item>
            <text:list-item>
              <text:p text:style-name="P6">Sólo IRPF e IAE</text:p>
            </text:list-item>
          </text:list>
        </text:list-item>
      </text:list>
      <text:p text:style-name="P7"/>
      <text:list xml:id="list125724495706770" text:continue-numbering="true" text:style-name="L2">
        <text:list-item>
          <text:p text:style-name="P6">Las <text:span text:style-name="T2">personas jurídicas (sociedades) </text:span>están sometidas a los siguientes impuestos:</text:p>
          <text:list>
            <text:list-item>
              <text:p text:style-name="P11">Impuesto de sociedades (IS), IVA e IAE</text:p>
            </text:list-item>
            <text:list-item>
              <text:p text:style-name="P6">IRPF, IVA e IAE</text:p>
            </text:list-item>
            <text:list-item>
              <text:p text:style-name="P6">IRPF, IS e IAE</text:p>
            </text:list-item>
            <text:list-item>
              <text:p text:style-name="P6">Solo IS e IAE</text:p>
            </text:list-item>
          </text:list>
        </text:list-item>
      </text:list>
      <text:p text:style-name="P7"/>
      <text:p text:style-name="P7"/>
      <text:list xml:id="list125723906925989" text:continue-numbering="true" text:style-name="L2">
        <text:list-item>
          <text:p text:style-name="P14">Los regímenes para calcular los beneficios en el IRPF son:</text:p>
          <text:list>
            <text:list-item>
              <text:p text:style-name="P13">Estimación directa normal, estimación directa simplificada y estimación objetiva</text:p>
            </text:list-item>
            <text:list-item>
              <text:p text:style-name="P8">Estimación directa y estimación indirecta</text:p>
            </text:list-item>
            <text:list-item>
              <text:p text:style-name="P8">Los beneficios se calculan siempre como ingresos menos gastos</text:p>
            </text:list-item>
            <text:list-item>
              <text:p text:style-name="P8">En IRPF no se calculan los beneficios de las empresas, eso se hace en el Impuesto de Sociedades (IS)</text:p>
            </text:list-item>
          </text:list>
        </text:list-item>
      </text:list>
      <text:p text:style-name="P9"/>
      <text:list xml:id="list125724479359335" text:continue-numbering="true" text:style-name="L2">
        <text:list-item>
          <text:p text:style-name="P8">El IVA grava:</text:p>
          <text:list>
            <text:list-item>
              <text:p text:style-name="P8">La compra de bienes</text:p>
            </text:list-item>
            <text:list-item>
              <text:p text:style-name="P8">La venta de bienes</text:p>
            </text:list-item>
            <text:list-item>
              <text:p text:style-name="P13">El consumo de bienes</text:p>
            </text:list-item>
            <text:list-item>
              <text:p text:style-name="P8">Todas las anteriores</text:p>
            </text:list-item>
          </text:list>
        </text:list-item>
      </text:list>
      <text:p text:style-name="P9"/>
      <text:list xml:id="list125723791854711" text:continue-numbering="true" text:style-name="L2">
        <text:list-item>
          <text:p text:style-name="P8">El <text:span text:style-name="T3">A</text:span>lbarán:</text:p>
          <text:list>
            <text:list-item>
              <text:p text:style-name="P13">Acredita que se ha realizado la entrega de mercancía</text:p>
            </text:list-item>
            <text:list-item>
              <text:p text:style-name="P8">Lleva los mismos datos que el pedido</text:p>
            </text:list-item>
            <text:list-item>
              <text:p text:style-name="P8">Justifica el apgo de la operación</text:p>
            </text:list-item>
            <text:list-item>
              <text:p text:style-name="P8">Todas las anteriores son ciertas</text:p>
            </text:list-item>
          </text:list>
        </text:list-item>
      </text:list>
      <text:p text:style-name="P9"/>
      <text:list xml:id="list125723623871445" text:continue-numbering="true" text:style-name="L2">
        <text:list-item>
          <text:p text:style-name="P8">¿Cuáles de las siguientes afirmaciones son correctas?</text:p>
          <text:list>
            <text:list-item>
              <text:p text:style-name="P8">El IRPF es uno de los impuestos municipales que afecta a la emrpesa</text:p>
            </text:list-item>
            <text:list-item>
              <text:p text:style-name="P13">El IVA es un impuesto soportado por el comprador</text:p>
            </text:list-item>
            <text:list-item>
              <text:p text:style-name="P13">El IVA no tiene ninguna repercusión en el resultado de la emrpesa, ya que equivale a una recaudación que realiza la empresa a sus clientes para Hacienda</text:p>
            </text:list-item>
            <text:list-item>
              <text:p text:style-name="P8">El recargo de equivalencia afecta solo al comercio minorista</text:p>
            </text:list-item>
          </text:list>
        </text:list-item>
      </text:list>
      <text:p text:style-name="P9"/>
      <text:list xml:id="list125724563585452" text:continue-numbering="true" text:style-name="L2">
        <text:list-item>
          <text:p text:style-name="P8">Señala las respuestas falsas:</text:p>
          <text:list>
            <text:list-item>
              <text:p text:style-name="P13">Los pagos fraccionados de IRPF se hacen cada dos meses, es decir un mes si y uno no</text:p>
            </text:list-item>
            <text:list-item>
              <text:p text:style-name="P8">Los pagos fraccionados de IRPF se hacen cada 3 meses</text:p>
            </text:list-item>
            <text:list-item>
              <text:p text:style-name="P8">El empresario Debe hacer una retención a cuetna de la nómica de sus trabajadores mensualmente</text:p>
            </text:list-item>
            <text:list-item>
              <text:p text:style-name="P8">Las retenciones al igual que el IVA se ingresan trimestralmente en Hacienda</text:p>
            </text:list-item>
          </text:list>
        </text:list-item>
      </text:list>
      <text:p text:style-name="P9"/>
      <text:list xml:id="list125723405170217" text:continue-numbering="true" text:style-name="L2">
        <text:list-item>
          <text:p text:style-name="P8"><text:soft-page-break/>El proceso general de compra-venta de una empresa se documenta en el siguiente orden:</text:p>
          <text:list>
            <text:list-item>
              <text:p text:style-name="P13">Pedido, albarán , factura, documento de pago, y recibo</text:p>
            </text:list-item>
            <text:list-item>
              <text:p text:style-name="P8">Albarán, factura, pedido, recibo y cheque</text:p>
            </text:list-item>
            <text:list-item>
              <text:p text:style-name="P8">Pedido, factura, pagaré, albarán y recibo</text:p>
            </text:list-item>
            <text:list-item>
              <text:p text:style-name="P8">Pedido, recibo, albarán, factura y documento de pago</text:p>
            </text:list-item>
          </text:list>
        </text:list-item>
      </text:list>
      <text:p text:style-name="P9"/>
      <text:p text:style-name="P9"/>
      <text:p text:style-name="P9">PREGUNTAS CORTAS</text:p>
      <text:p text:style-name="P9"/>
      <text:p text:style-name="P9"/>
      <text:p text:style-name="P9">Diferencias entre <text:span text:style-name="T2">Renting</text:span> y <text:span text:style-name="T2">Leasing</text:span>:</text:p>
      <text:p text:style-name="P9"/>
      <text:p text:style-name="P9"/>
      <text:p text:style-name="P9"/>
      <text:p text:style-name="P10">Diferencias entre <text:span text:style-name="T2">Pŕestamo</text:span> y <text:span text:style-name="T2">Crédito</text:span>: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2:08:47.251929169</meta:creation-date>
    <dc:date>2024-02-07T12:57:23.214847811</dc:date>
    <meta:editing-duration>PT9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04" meta:word-count="923" meta:character-count="5058" meta:non-whitespace-character-count="4339"/>
  </office:meta>
</office:document-meta>
</file>